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10-19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7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4-2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1-25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10-20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7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4-28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1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7-28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5-0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2-13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11-0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8-01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5-09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2-0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10-26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7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4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1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10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7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4-2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2-0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10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7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4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1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11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8-2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6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10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8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5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2-0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11-1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8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5-1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2-0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11-0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2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08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